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style:font-name="Khmer OS" fo:font-size="16pt" officeooo:rsid="001570d4" officeooo:paragraph-rsid="001570d4" fo:background-color="#18a303"/>
    </style:style>
    <style:style style:name="P2" style:family="paragraph" style:parent-style-name="Standard">
      <style:text-properties style:font-name="Khmer OS" fo:font-size="16pt" officeooo:rsid="001570d4" officeooo:paragraph-rsid="001570d4"/>
    </style:style>
    <style:style style:name="P3" style:family="paragraph" style:parent-style-name="Standard">
      <style:paragraph-properties fo:text-align="center" style:justify-single-word="false"/>
      <style:text-properties style:font-name="Khmer OS" fo:font-size="24pt" fo:font-weight="bold" officeooo:rsid="001570d4" officeooo:paragraph-rsid="001570d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29/May/21</text:p>
      <text:p text:style-name="P2"/>
      <text:p text:style-name="P3">Chapter: 7</text:p>
      <text:p text:style-name="P2"/>
      <text:p text:style-name="P2">- Router provide I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9T09:20:09.010600140</dc:date>
    <meta:editing-duration>PT2M14S</meta:editing-duration>
    <meta:editing-cycles>1</meta:editing-cycles>
    <meta:document-statistic meta:table-count="0" meta:image-count="0" meta:object-count="0" meta:page-count="1" meta:paragraph-count="3" meta:word-count="8" meta:character-count="43" meta:non-whitespace-character-count="38"/>
    <meta:generator>LibreOffice/7.1.3.2$Linux_X86_64 LibreOffice_project/10$Build-2</meta:generator>
  </office:meta>
</office:document-meta>
</file>